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formula="of:=1.25*(1+([.C3]/[.B3]))+([.C3]*0.00008)" office:value-type="float" office:value="6.91428571428571" calcext:value-type="float">
            <text:p>6.914285714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led</text:p>
          </table:table-cell>
          <table:table-cell table:formula="of:=(12.5/[.B3])+([.B4]/2200)" office:value-type="float" office:value="0.00611904761904762" calcext:value-type="float">
            <text:p>0.00611904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-or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e: top of R string…</text:p>
          </table:table-cell>
          <table:table-cell/>
        </table:table-row>
        <table:table-row table:style-name="ro1">
          <table:table-cell office:value-type="string" calcext:value-type="string">
            <text:p>r1 is</text:p>
          </table:table-cell>
          <table:table-cell/>
          <table:table-cell office:value-type="string" calcext:value-type="string">
            <text:p>vref</text:p>
          </table:table-cell>
          <table:table-cell office:value-type="string" calcext:value-type="string">
            <text:p>Iled</text:p>
          </table:table-cell>
        </table:table-row>
        <table:table-row table:style-name="ro1">
          <table:table-cell table:formula="of:=12.5/([.D15] - ([.C15]/1000))" office:value-type="float" office:value="4166.66666666667" calcext:value-type="float">
            <text:p>4166.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2 is</text:p>
          </table:table-cell>
          <table:table-cell table:number-columns-repeated="3"/>
        </table:table-row>
        <table:table-row table:style-name="ro1">
          <table:table-cell table:formula="of:=([.C15]-1.25)/((1.25/[.A15])+0.00008)" office:value-type="float" office:value="15131.5789473684" calcext:value-type="float">
            <text:p>15131.57894736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5:00:34.622000000</meta:creation-date>
    <meta:generator>LibreOffice/5.0.5.2$Windows_x86 LibreOffice_project/55b006a02d247b5f7215fc6ea0fde844b30035b3</meta:generator>
    <dc:date>2016-12-26T15:28:32.274000000</dc:date>
    <meta:editing-duration>PT27M57S</meta:editing-duration>
    <meta:editing-cycles>2</meta:editing-cycles>
    <meta:document-statistic meta:table-count="1" meta:cell-count="18" meta:object-count="0"/>
  </office:meta>
</office:document-meta>
</file>